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Standard">
      <style:text-properties officeooo:rsid="001f75a7" officeooo:paragraph-rsid="001f75a7"/>
    </style:style>
    <style:style style:name="P3" style:family="paragraph" style:parent-style-name="Standard">
      <style:text-properties fo:font-size="15pt" officeooo:rsid="001f75a7" officeooo:paragraph-rsid="001f75a7" style:font-size-asian="15pt" style:font-size-complex="15pt"/>
    </style:style>
    <style:style style:name="P4" style:family="paragraph" style:parent-style-name="Standard">
      <style:text-properties fo:font-size="12pt" officeooo:rsid="001f75a7" officeooo:paragraph-rsid="001f75a7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yui_3_17_2_1_1727186661591_139"/>UD1 - 2 Documentación da instalación (Guía de referencia rápida)</text:h>
      <text:p text:style-name="Standard"/>
      <text:p text:style-name="P3">Sistema operativo → Ubuntu(Versión 20.04)</text:p>
      <text:p text:style-name="P3"/>
      <text:p text:style-name="P4"><text:tab/>1-Instalar apache2(Versión 2.4.52)</text:p>
      <text:p text:style-name="P4"><text:tab/><text:tab/>→Comprobar que funciona (Buscar LocalHost)</text:p>
      <text:p text:style-name="P4"><text:tab/><text:tab/>→</text:p>
      <text:p text:style-name="P4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6:06:05.475000000</meta:creation-date>
    <dc:date>2024-09-24T16:14:13.489000000</dc:date>
    <meta:editing-duration>PT8M9S</meta:editing-duration>
    <meta:editing-cycles>1</meta:editing-cycles>
    <meta:document-statistic meta:table-count="0" meta:image-count="0" meta:object-count="0" meta:page-count="1" meta:paragraph-count="5" meta:word-count="24" meta:character-count="187" meta:non-whitespace-character-count="163"/>
    <meta:generator>LibreOffice/24.2.2.2$Windows_X86_64 LibreOffice_project/d56cc158d8a96260b836f100ef4b4ef25d6f1a01</meta:generator>
  </office:meta>
</office:document-meta>
</file>